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3f7f5f" style:font-name="Monospace" fo:font-size="10pt" fo:font-weight="normal" fo:background-color="transparent" style:font-name-asian="Monospace" style:font-name-complex="Monospace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3f7f5f" style:font-name="Monospace" fo:font-size="10pt" fo:font-weight="normal" officeooo:rsid="00006085" officeooo:paragraph-rsid="00006085" fo:background-color="transparent" style:font-name-asian="Monospace" style:font-name-complex="Monospa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Problem Statement-:For given expression eg. a-b*c-d/e+f construct inorder</text:p>
      <text:p text:style-name="P2"><text:s/>sequence and traverse it using postorder and preorder traversal(non- recursive,</text:p>
      <text:p text:style-name="P2"><text:s/>recursive).*/</text:p>
      <text:p text:style-name="P2">#include&lt;iostream&gt;</text:p>
      <text:p text:style-name="P2">#include&lt;string.h&gt;</text:p>
      <text:p text:style-name="P2">using namespace std;</text:p>
      <text:p text:style-name="P2">class node</text:p>
      <text:p text:style-name="P2">{</text:p>
      <text:p text:style-name="P2">public:</text:p>
      <text:p text:style-name="P2"><text:tab/>char data;</text:p>
      <text:p text:style-name="P2"><text:tab/>int flag;</text:p>
      <text:p text:style-name="P2"><text:tab/>node *left;</text:p>
      <text:p text:style-name="P2"><text:tab/>node *right;</text:p>
      <text:p text:style-name="P2"><text:tab/>node(){}</text:p>
      <text:p text:style-name="P2"><text:tab/>node(char d)</text:p>
      <text:p text:style-name="P2"><text:tab/>{</text:p>
      <text:p text:style-name="P2"><text:tab/><text:tab/>flag=0;</text:p>
      <text:p text:style-name="P2"><text:tab/><text:tab/>data=d;</text:p>
      <text:p text:style-name="P2"><text:tab/><text:tab/>left=NULL;</text:p>
      <text:p text:style-name="P2"><text:tab/><text:tab/>right=NULL;</text:p>
      <text:p text:style-name="P2"><text:tab/>}</text:p>
      <text:p text:style-name="P2"/>
      <text:p text:style-name="P2"><text:tab/>friend class tree;</text:p>
      <text:p text:style-name="P2">};</text:p>
      <text:p text:style-name="P2"/>
      <text:p text:style-name="P2">class tree</text:p>
      <text:p text:style-name="P2">{</text:p>
      <text:p text:style-name="P2">public:</text:p>
      <text:p text:style-name="P2"><text:tab/>node *root=NULL;</text:p>
      <text:p text:style-name="P2"><text:tab/>int top;</text:p>
      <text:p text:style-name="P2"><text:tab/>char expr[50];</text:p>
      <text:p text:style-name="P2"><text:soft-page-break/><text:tab/>node *stck[20];</text:p>
      <text:p text:style-name="P2"><text:tab/>void push(node *);</text:p>
      <text:p text:style-name="P2"><text:tab/>node *pop()</text:p>
      <text:p text:style-name="P2"><text:tab/>{</text:p>
      <text:p text:style-name="P2"><text:tab/> <text:s text:c="3"/>return (stck[top--]);</text:p>
      <text:p text:style-name="P2"><text:tab/>}</text:p>
      <text:p text:style-name="P2"><text:tab/>void create();</text:p>
      <text:p text:style-name="P2"><text:tab/>int prior(char );</text:p>
      <text:p text:style-name="P2"><text:tab/>void recursive();</text:p>
      <text:p text:style-name="P2"><text:tab/>void print_inorder(node*);</text:p>
      <text:p text:style-name="P2"><text:tab/>void print_preorder(node*);</text:p>
      <text:p text:style-name="P2"><text:tab/>void print_postorder(node*);</text:p>
      <text:p text:style-name="P2"><text:s text:c="4"/>void inorder_iterative();</text:p>
      <text:p text:style-name="P2"><text:s text:c="4"/>void preorder_iterative();</text:p>
      <text:p text:style-name="P2"><text:s text:c="4"/>void postorder_iterative();</text:p>
      <text:p text:style-name="P2">};</text:p>
      <text:p text:style-name="P2">void tree::push(node *p)</text:p>
      <text:p text:style-name="P2"><text:tab/>{</text:p>
      <text:p text:style-name="P2"><text:tab/> <text:s text:c="3"/>if(top&lt;20)</text:p>
      <text:p text:style-name="P2"><text:s text:c="8"/>{</text:p>
      <text:p text:style-name="P2"><text:s text:c="12"/>stck[++top]=p;</text:p>
      <text:p text:style-name="P2"><text:s text:c="8"/>}</text:p>
      <text:p text:style-name="P2"><text:s text:c="8"/>else</text:p>
      <text:p text:style-name="P2"><text:s text:c="8"/>{</text:p>
      <text:p text:style-name="P2"><text:s text:c="12"/>cout&lt;&lt;"\n\n\tStack is full!!";</text:p>
      <text:p text:style-name="P2"><text:s text:c="8"/>}</text:p>
      <text:p text:style-name="P2"><text:tab/>}</text:p>
      <text:p text:style-name="P2">int tree::prior(char c)</text:p>
      <text:p text:style-name="P2">{</text:p>
      <text:p text:style-name="P2"><text:tab/>if(c=='+'||c=='-')</text:p>
      <text:p text:style-name="P2"><text:tab/>{</text:p>
      <text:p text:style-name="P2"><text:soft-page-break/><text:tab/><text:tab/>return 1;</text:p>
      <text:p text:style-name="P2"><text:tab/>}</text:p>
      <text:p text:style-name="P2"/>
      <text:p text:style-name="P2"><text:tab/>else if(c=='*'||c=='/')</text:p>
      <text:p text:style-name="P2"><text:tab/>{</text:p>
      <text:p text:style-name="P2"><text:tab/><text:tab/>return 2;</text:p>
      <text:p text:style-name="P2"><text:tab/>}</text:p>
      <text:p text:style-name="P2"><text:tab/>else if(c=='^')</text:p>
      <text:p text:style-name="P2"><text:s text:c="4"/>{</text:p>
      <text:p text:style-name="P2"><text:s text:c="8"/>return 3;</text:p>
      <text:p text:style-name="P2"><text:s text:c="4"/>}</text:p>
      <text:p text:style-name="P2"><text:tab/>else if((c&gt;96 &amp;&amp; c&lt;123)||(c&gt;64 &amp;&amp; c&lt;91))</text:p>
      <text:p text:style-name="P2"><text:tab/>{</text:p>
      <text:p text:style-name="P2"><text:tab/><text:tab/>return 4;</text:p>
      <text:p text:style-name="P2"><text:tab/>}</text:p>
      <text:p text:style-name="P2"><text:tab/>else</text:p>
      <text:p text:style-name="P2"><text:tab/><text:tab/>return <text:s/>0;</text:p>
      <text:p text:style-name="P2">}</text:p>
      <text:p text:style-name="P2"/>
      <text:p text:style-name="P2">void tree::create()</text:p>
      <text:p text:style-name="P2">{</text:p>
      <text:p text:style-name="P2"><text:tab/>cout&lt;&lt;"\n\n\tEnter the expression-: ";</text:p>
      <text:p text:style-name="P2"><text:tab/>cin&gt;&gt;expr;</text:p>
      <text:p text:style-name="P2"><text:tab/>cout&lt;&lt;"\n";</text:p>
      <text:p text:style-name="P2"/>
      <text:p text:style-name="P2"><text:tab/>int n= strlen(expr);</text:p>
      <text:p text:style-name="P2"><text:tab/>node *p=NULL;</text:p>
      <text:p text:style-name="P2"/>
      <text:p text:style-name="P2"><text:tab/>for(int i=0;i&lt;n;i++)</text:p>
      <text:p text:style-name="P2"><text:tab/>{</text:p>
      <text:p text:style-name="P2"><text:tab/><text:tab/>node *temp=new node(expr[i]);</text:p>
      <text:p text:style-name="P2"><text:soft-page-break/></text:p>
      <text:p text:style-name="P2"><text:tab/><text:tab/>if(root==NULL)</text:p>
      <text:p text:style-name="P2"><text:tab/><text:tab/>{</text:p>
      <text:p text:style-name="P2"><text:tab/><text:tab/><text:tab/>root=temp;</text:p>
      <text:p text:style-name="P2"><text:tab/><text:tab/><text:tab/>p=root;</text:p>
      <text:p text:style-name="P2"><text:tab/><text:tab/><text:tab/>//cout&lt;&lt;root-&gt;data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if(prior(temp-&gt;data)&gt;prior(p-&gt;data))</text:p>
      <text:p text:style-name="P2"><text:tab/><text:tab/><text:tab/>{</text:p>
      <text:p text:style-name="P2"><text:tab/><text:tab/><text:tab/><text:tab/>if(prior(temp-&gt;data)==4)</text:p>
      <text:p text:style-name="P2"><text:tab/><text:tab/><text:tab/><text:tab/>{</text:p>
      <text:p text:style-name="P2"/>
      <text:p text:style-name="P2"><text:tab/><text:tab/><text:tab/><text:tab/>if(p-&gt;right==NULL)</text:p>
      <text:p text:style-name="P2"><text:tab/><text:tab/><text:tab/><text:tab/>{</text:p>
      <text:p text:style-name="P2"><text:tab/><text:tab/><text:tab/><text:tab/><text:tab/>p-&gt;right=temp;</text:p>
      <text:p text:style-name="P2"><text:tab/><text:tab/><text:tab/><text:tab/><text:tab/>//cout&lt;&lt;p-&gt;right-&gt;data;</text:p>
      <text:p text:style-name="P2"><text:tab/><text:tab/><text:tab/><text:tab/>}</text:p>
      <text:p text:style-name="P2"><text:tab/><text:tab/><text:tab/><text:tab/>}</text:p>
      <text:p text:style-name="P2"/>
      <text:p text:style-name="P2"><text:tab/><text:tab/><text:tab/><text:tab/>else</text:p>
      <text:p text:style-name="P2"><text:tab/><text:tab/><text:tab/><text:tab/>{</text:p>
      <text:p text:style-name="P2"><text:tab/><text:tab/><text:tab/><text:tab/><text:tab/>node *q= p-&gt;right;</text:p>
      <text:p text:style-name="P2"><text:tab/><text:tab/><text:tab/><text:tab/><text:tab/>p-&gt;right=temp;</text:p>
      <text:p text:style-name="P2"><text:tab/><text:tab/><text:tab/><text:tab/><text:tab/>p=p-&gt;right;</text:p>
      <text:p text:style-name="P2"><text:tab/><text:tab/><text:tab/><text:tab/><text:tab/>p-&gt;left=q;</text:p>
      <text:p text:style-name="P2"><text:tab/><text:tab/><text:tab/><text:tab/><text:tab/>//cout&lt;&lt;p-&gt;data;</text:p>
      <text:p text:style-name="P2"><text:tab/><text:tab/><text:tab/><text:tab/>}</text:p>
      <text:p text:style-name="P2"><text:tab/><text:tab/><text:tab/>}</text:p>
      <text:p text:style-name="P2"/>
      <text:p text:style-name="P2"><text:soft-page-break/><text:tab/><text:tab/><text:tab/>else if((prior(temp-&gt;data)&lt;=prior(root-&gt;data)))</text:p>
      <text:p text:style-name="P2"><text:tab/><text:tab/><text:tab/>{</text:p>
      <text:p text:style-name="P2"><text:tab/><text:tab/><text:tab/><text:tab/>temp-&gt;left=root;</text:p>
      <text:p text:style-name="P2"><text:tab/><text:tab/><text:tab/><text:tab/>root=temp;</text:p>
      <text:p text:style-name="P2"><text:tab/><text:tab/><text:tab/><text:tab/>p=root;</text:p>
      <text:p text:style-name="P2"><text:tab/><text:tab/><text:tab/><text:tab/>//cout&lt;&lt;root-&gt;data;</text:p>
      <text:p text:style-name="P2"><text:tab/><text:tab/><text:tab/>}</text:p>
      <text:p text:style-name="P2"/>
      <text:p text:style-name="P2"/>
      <text:p text:style-name="P2"><text:tab/><text:tab/>}</text:p>
      <text:p text:style-name="P2"><text:tab/>}</text:p>
      <text:p text:style-name="P2">}</text:p>
      <text:p text:style-name="P2"/>
      <text:p text:style-name="P2">void tree::recursive()</text:p>
      <text:p text:style-name="P2">{</text:p>
      <text:p text:style-name="P2"><text:tab/>node *temp=root;</text:p>
      <text:p text:style-name="P2"><text:tab/>cout&lt;&lt;"\nInorder Expression-: ";</text:p>
      <text:p text:style-name="P2"><text:tab/>print_inorder(temp);</text:p>
      <text:p text:style-name="P2"><text:tab/>cout&lt;&lt;"\nPreorder Expression-: ";</text:p>
      <text:p text:style-name="P2"><text:tab/>print_preorder(temp);</text:p>
      <text:p text:style-name="P2"><text:tab/>cout&lt;&lt;"\nPostorder Expression-: ";</text:p>
      <text:p text:style-name="P2"><text:tab/>print_postorder(temp);</text:p>
      <text:p text:style-name="P2"/>
      <text:p text:style-name="P2">}</text:p>
      <text:p text:style-name="P2"/>
      <text:p text:style-name="P2">void tree::print_inorder(node *t)</text:p>
      <text:p text:style-name="P2">{</text:p>
      <text:p text:style-name="P2"><text:tab/>if(t!=NULL)</text:p>
      <text:p text:style-name="P2"><text:tab/>{</text:p>
      <text:p text:style-name="P2"><text:tab/>print_inorder(t-&gt;left);</text:p>
      <text:p text:style-name="P2"><text:tab/>cout&lt;&lt;t-&gt;data;</text:p>
      <text:p text:style-name="P2"><text:soft-page-break/><text:tab/>print_inorder(t-&gt;right);</text:p>
      <text:p text:style-name="P2"><text:tab/>}</text:p>
      <text:p text:style-name="P2"/>
      <text:p text:style-name="P2">}</text:p>
      <text:p text:style-name="P2"/>
      <text:p text:style-name="P2">void tree::print_preorder(node *t)</text:p>
      <text:p text:style-name="P2">{</text:p>
      <text:p text:style-name="P2"><text:tab/>if(t!=NULL)</text:p>
      <text:p text:style-name="P2"><text:tab/>{</text:p>
      <text:p text:style-name="P2"><text:tab/>cout&lt;&lt;t-&gt;data;</text:p>
      <text:p text:style-name="P2"><text:tab/>print_preorder(t-&gt;left);</text:p>
      <text:p text:style-name="P2"><text:tab/>print_preorder(t-&gt;right);</text:p>
      <text:p text:style-name="P2"><text:tab/>}</text:p>
      <text:p text:style-name="P2">}</text:p>
      <text:p text:style-name="P2">void tree::print_postorder(node *t)</text:p>
      <text:p text:style-name="P2">{</text:p>
      <text:p text:style-name="P2">if(t!=NULL)</text:p>
      <text:p text:style-name="P2">{</text:p>
      <text:p text:style-name="P2"><text:tab/>print_postorder(t-&gt;left);</text:p>
      <text:p text:style-name="P2"><text:tab/>print_postorder(t-&gt;right);</text:p>
      <text:p text:style-name="P2"><text:tab/>cout&lt;&lt;t-&gt;data;</text:p>
      <text:p text:style-name="P2">}</text:p>
      <text:p text:style-name="P2">}</text:p>
      <text:p text:style-name="P2"/>
      <text:p text:style-name="P2">void tree::inorder_iterative()</text:p>
      <text:p text:style-name="P2">{</text:p>
      <text:p text:style-name="P2"><text:s text:c="4"/>top=-1;</text:p>
      <text:p text:style-name="P2"><text:s text:c="4"/>int flag=1;</text:p>
      <text:p text:style-name="P2"><text:s text:c="4"/>node *q=root;</text:p>
      <text:p text:style-name="P2"><text:s text:c="5"/>while(q!=NULL)</text:p>
      <text:p text:style-name="P2"><text:s text:c="4"/>{</text:p>
      <text:p text:style-name="P2"><text:soft-page-break/><text:s text:c="8"/>push(q);</text:p>
      <text:p text:style-name="P2"><text:s text:c="8"/>q=q-&gt;left;</text:p>
      <text:p text:style-name="P2"><text:s text:c="4"/>}</text:p>
      <text:p text:style-name="P2"/>
      <text:p text:style-name="P2"><text:s text:c="4"/>while(top!=-1)</text:p>
      <text:p text:style-name="P2"><text:s text:c="4"/>{</text:p>
      <text:p text:style-name="P2"><text:s text:c="8"/>node *q=pop();</text:p>
      <text:p text:style-name="P2"><text:s text:c="8"/>cout&lt;&lt;q-&gt;data;</text:p>
      <text:p text:style-name="P2"><text:s text:c="8"/>q=q-&gt;right;</text:p>
      <text:p text:style-name="P2"><text:s text:c="8"/>while(q!=NULL)</text:p>
      <text:p text:style-name="P2"><text:s text:c="4"/>{</text:p>
      <text:p text:style-name="P2"><text:s text:c="8"/>push(q);</text:p>
      <text:p text:style-name="P2"><text:s text:c="8"/>q=q-&gt;left;</text:p>
      <text:p text:style-name="P2"><text:s text:c="4"/>}</text:p>
      <text:p text:style-name="P2"/>
      <text:p text:style-name="P2"><text:s text:c="4"/>}</text:p>
      <text:p text:style-name="P2">}</text:p>
      <text:p text:style-name="P2"/>
      <text:p text:style-name="P2">void tree::preorder_iterative()</text:p>
      <text:p text:style-name="P2">{</text:p>
      <text:p text:style-name="P2"><text:s text:c="4"/>top=-1;</text:p>
      <text:p text:style-name="P2"><text:s text:c="4"/>node *q=root;</text:p>
      <text:p text:style-name="P2"><text:s text:c="4"/>while(q!=NULL)</text:p>
      <text:p text:style-name="P2"><text:s text:c="4"/>{</text:p>
      <text:p text:style-name="P2"><text:s text:c="8"/>cout&lt;&lt;q-&gt;data;</text:p>
      <text:p text:style-name="P2"><text:s text:c="8"/>push(q);</text:p>
      <text:p text:style-name="P2"><text:s text:c="8"/>q=q-&gt;left;</text:p>
      <text:p text:style-name="P2"><text:s text:c="4"/>}</text:p>
      <text:p text:style-name="P2"><text:s text:c="4"/>while(top!=-1)</text:p>
      <text:p text:style-name="P2"><text:s text:c="4"/>{</text:p>
      <text:p text:style-name="P2"><text:s text:c="8"/>q=pop();</text:p>
      <text:p text:style-name="P2"><text:soft-page-break/><text:s text:c="8"/>q=q-&gt;right;</text:p>
      <text:p text:style-name="P2"><text:s text:c="8"/>while(q!=NULL)</text:p>
      <text:p text:style-name="P2"><text:s text:c="8"/>{</text:p>
      <text:p text:style-name="P2"><text:s text:c="12"/>cout&lt;&lt;q-&gt;data;</text:p>
      <text:p text:style-name="P2"><text:s text:c="12"/>push(q);</text:p>
      <text:p text:style-name="P2"><text:s text:c="12"/>q=q-&gt;left;</text:p>
      <text:p text:style-name="P2"><text:s text:c="8"/>}</text:p>
      <text:p text:style-name="P2"><text:s text:c="4"/>}</text:p>
      <text:p text:style-name="P2">}</text:p>
      <text:p text:style-name="P2"/>
      <text:p text:style-name="P2">void tree::postorder_iterative()</text:p>
      <text:p text:style-name="P2">{</text:p>
      <text:p text:style-name="P2"><text:s text:c="4"/>top=-1;</text:p>
      <text:p text:style-name="P2"><text:s text:c="4"/>node *q=root;</text:p>
      <text:p text:style-name="P2"><text:s text:c="4"/>node *p=root;</text:p>
      <text:p text:style-name="P2"><text:s text:c="4"/>while(q!=NULL)</text:p>
      <text:p text:style-name="P2"><text:s text:c="4"/>{</text:p>
      <text:p text:style-name="P2"><text:s text:c="4"/><text:tab/>q-&gt;flag=0;</text:p>
      <text:p text:style-name="P2"><text:s text:c="8"/>push(q);</text:p>
      <text:p text:style-name="P2"><text:s text:c="8"/>q=q-&gt;left;</text:p>
      <text:p text:style-name="P2"><text:s text:c="4"/>}</text:p>
      <text:p text:style-name="P2"><text:s text:c="4"/>while(top!=-1)</text:p>
      <text:p text:style-name="P2"><text:s text:c="4"/>{</text:p>
      <text:p text:style-name="P2"><text:s text:c="8"/>p=pop();</text:p>
      <text:p text:style-name="P2"><text:s text:c="8"/>if(p-&gt;flag==0)</text:p>
      <text:p text:style-name="P2"><text:s text:c="8"/>{</text:p>
      <text:p text:style-name="P2"><text:s text:c="8"/>p-&gt;flag=1;</text:p>
      <text:p text:style-name="P2"><text:s text:c="8"/>q=p;</text:p>
      <text:p text:style-name="P2"><text:s text:c="8"/>push(p);</text:p>
      <text:p text:style-name="P2"><text:s text:c="8"/>q=q-&gt;right;</text:p>
      <text:p text:style-name="P2"><text:s text:c="8"/>while(q!=NULL)</text:p>
      <text:p text:style-name="P2"><text:soft-page-break/><text:s text:c="8"/>{</text:p>
      <text:p text:style-name="P2"><text:s text:c="11"/>q-&gt;flag=0;</text:p>
      <text:p text:style-name="P2"><text:s text:c="12"/>push(q);</text:p>
      <text:p text:style-name="P2"><text:s text:c="12"/>q=q-&gt;left;</text:p>
      <text:p text:style-name="P2"><text:s text:c="8"/>}</text:p>
      <text:p text:style-name="P2"><text:s text:c="8"/>}</text:p>
      <text:p text:style-name="P2"><text:s text:c="8"/>else</text:p>
      <text:p text:style-name="P2"><text:s text:c="8"/>{</text:p>
      <text:p text:style-name="P2"><text:s text:c="8"/>cout&lt;&lt;p-&gt;data;</text:p>
      <text:p text:style-name="P2"><text:s text:c="8"/>}</text:p>
      <text:p text:style-name="P2"><text:s text:c="4"/>}</text:p>
      <text:p text:style-name="P2"/>
      <text:p text:style-name="P2">}</text:p>
      <text:p text:style-name="P2">int main()</text:p>
      <text:p text:style-name="P2">{</text:p>
      <text:p text:style-name="P2"><text:tab/>tree t;</text:p>
      <text:p text:style-name="P2"><text:tab/>t.create();</text:p>
      <text:p text:style-name="P2"><text:tab/>cout&lt;&lt;"\n\n\tTraversals using recursion-: ";</text:p>
      <text:p text:style-name="P2"><text:tab/>t.recursive();</text:p>
      <text:p text:style-name="P2"><text:tab/>cout&lt;&lt;"\n\n\tTraversals using iteration-: ";</text:p>
      <text:p text:style-name="P2"><text:tab/>cout&lt;&lt;"\n\n\tInorder Traversal is-: ";</text:p>
      <text:p text:style-name="P2"><text:tab/>t.inorder_iterative();</text:p>
      <text:p text:style-name="P2"><text:s text:c="4"/>cout&lt;&lt;"\n\n\tPreorder Traversal is-: ";</text:p>
      <text:p text:style-name="P2"><text:tab/>t.preorder_iterative();</text:p>
      <text:p text:style-name="P2"><text:s text:c="4"/>cout&lt;&lt;"\n\n\tPostorder Traversal is-: ";</text:p>
      <text:p text:style-name="P2"><text:tab/>t.postorder_iterative();</text:p>
      <text:p text:style-name="P2"><text:tab/>return 0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4T22:54:04.593784581</dc:date>
    <meta:editing-duration>PT27M5S</meta:editing-duration>
    <meta:editing-cycles>1</meta:editing-cycles>
    <meta:document-statistic meta:table-count="0" meta:image-count="0" meta:object-count="0" meta:page-count="9" meta:paragraph-count="253" meta:word-count="371" meta:character-count="3746" meta:non-whitespace-character-count="2843"/>
    <meta:generator>LibreOffice/5.1.6.2$Linux_X86_64 LibreOffice_project/10m0$Build-2</meta:generator>
  </office:meta>
</office:document-meta>
</file>